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026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5.3cm"/>
    </style:style>
    <style:style style:name="gr3" style:family="graphic" style:parent-style-name="standard">
      <style:graphic-properties draw:textarea-horizontal-align="justify" draw:textarea-vertical-align="middle" draw:auto-grow-height="false" fo:min-height="0.946cm" fo:min-width="3.404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1.6cm" fo:min-width="1.25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5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6.8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4cm" svg:height="2.2cm" svg:x="7.1cm" svg:y="0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8.2cm" svg:height="2.5cm" svg:x="6.1cm" svg:y="25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2cm" svg:height="1.9cm" svg:x="13.1cm" svg:y="2.3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6.2cm" svg:height="1.9cm" svg:x="0.9cm" svg:y="3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5cm" svg:height="2.2cm" svg:x="14.3cm" svg:y="5.6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cm" svg:height="2.2cm" svg:x="1.6cm" svg:y="6.3cm">
          <text:p text:style-name="P1">I = start 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5cm" svg:height="3.7cm" svg:x="8.7cm" svg:y="8.4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8" draw:id="id8" draw:layer="layout" svg:width="5.8cm" svg:height="2.6cm" svg:x="13.2cm" svg:y="14.7cm">
          <text:p text:style-name="P1">Suma = suma + i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3.5cm" svg:y1="1.2cm" svg:x2="16.2cm" svg:y2="2.3cm" draw:start-shape="id1" draw:end-shape="id2" draw:end-glue-point="5" svg:d="M13500 1200l2700 1100" svg:viewBox="0 0 2701 1101">
          <text:p/>
        </draw:connector>
        <draw:connector draw:style-name="gr7" draw:text-style-name="P2" draw:layer="layout" draw:type="line" svg:x1="15.425cm" svg:y1="4.2cm" svg:x2="4.775cm" svg:y2="3cm" draw:start-shape="id2" draw:start-glue-point="7" draw:end-shape="id3" draw:end-glue-point="4" svg:d="M15425 4200l-10650-1200" svg:viewBox="0 0 10651 1201">
          <text:p/>
        </draw:connector>
        <draw:connector draw:style-name="gr7" draw:text-style-name="P2" draw:layer="layout" draw:type="line" svg:x1="4cm" svg:y1="4.9cm" svg:x2="16.8cm" svg:y2="5.6cm" draw:start-shape="id3" draw:start-glue-point="8" draw:end-shape="id4" draw:end-glue-point="0" svg:d="M4000 4900l12800 700" svg:viewBox="0 0 12801 701">
          <text:p/>
        </draw:connector>
        <draw:connector draw:style-name="gr7" draw:text-style-name="P2" draw:layer="layout" draw:type="line" svg:x1="16.8cm" svg:y1="7.8cm" svg:x2="6.6cm" svg:y2="7.4cm" draw:start-shape="id4" draw:start-glue-point="2" draw:end-shape="id5" svg:d="M16800 7800l-10200-400" svg:viewBox="0 0 10201 401">
          <text:p/>
        </draw:connector>
        <draw:connector draw:style-name="gr7" draw:text-style-name="P2" draw:layer="layout" draw:type="line" svg:x1="6.6cm" svg:y1="7.4cm" svg:x2="10.45cm" svg:y2="8.4cm" draw:start-shape="id5" draw:end-shape="id6" svg:d="M6600 7400l3850 1000" svg:viewBox="0 0 3851 1001">
          <text:p/>
        </draw:connector>
        <draw:custom-shape draw:style-name="gr8" draw:text-style-name="P1" xml:id="id7" draw:id="id7" draw:layer="layout" svg:width="7.3cm" svg:height="2.6cm" svg:x="1.2cm" svg:y="14.2cm">
          <text:p text:style-name="P1">Drukuj sum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s" draw:line-skew="-3.299cm" svg:x1="8.7cm" svg:y1="10.25cm" svg:x2="4.85cm" svg:y2="14.2cm" draw:start-shape="id6" draw:start-glue-point="5" draw:end-shape="id7" draw:end-glue-point="0" svg:d="M8700 10250h-3800l-50 3449v501" svg:viewBox="0 0 3851 3951">
          <text:p/>
        </draw:connector>
        <draw:connector draw:style-name="gr7" draw:text-style-name="P2" draw:layer="layout" draw:type="lines" draw:line-skew="3.398cm" svg:x1="12.2cm" svg:y1="10.25cm" svg:x2="16.1cm" svg:y2="14.7cm" draw:start-shape="id6" draw:start-glue-point="7" draw:end-shape="id8" draw:end-glue-point="0" svg:d="M12200 10250h3900v3949 501" svg:viewBox="0 0 3901 4451">
          <text:p/>
        </draw:connector>
        <draw:custom-shape draw:style-name="gr9" draw:text-style-name="P1" xml:id="id9" draw:id="id9" draw:layer="layout" svg:width="6.4cm" svg:height="3cm" svg:x="13.4cm" svg:y="19cm">
          <text:p text:style-name="P1">I = i+2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9.8cm" svg:y1="20.5cm" svg:x2="10.119cm" svg:y2="8.438cm" draw:start-shape="id9" draw:start-glue-point="1" svg:d="M19800 20500h501v-12062h-10182" svg:viewBox="0 0 10183 12063">
          <text:p/>
        </draw:connector>
        <draw:connector draw:style-name="gr7" draw:text-style-name="P2" draw:layer="layout" draw:type="line" svg:x1="4.85cm" svg:y1="16.8cm" svg:x2="6.1cm" svg:y2="26.95cm" draw:start-shape="id7" draw:end-shape="id10" svg:d="M4850 16800l1250 10150" svg:viewBox="0 0 1251 10151">
          <text:p/>
        </draw:connector>
        <draw:connector draw:style-name="gr7" draw:text-style-name="P2" draw:layer="layout" draw:type="line" svg:x1="16.1cm" svg:y1="17.3cm" svg:x2="16.6cm" svg:y2="19cm" draw:start-shape="id8" draw:end-shape="id9" svg:d="M16100 17300l500 1700" svg:viewBox="0 0 5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47.595950312</meta:creation-date>
    <dc:date>2019-11-14T12:14:27.634202708</dc:date>
    <meta:editing-duration>PT1M50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